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 style:writing-mode="page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 style:writing-mode="page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 style:writing-mode="page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 fo:padding="0mm" fo:border="none" style:join-border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paragraph-properties fo:text-align="end" style:justify-single-word="false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0fe24a"/>
    </style:style>
    <style:style style:name="P9" style:family="paragraph" style:parent-style-name="Text_20_body">
      <style:text-properties officeooo:rsid="0014ac16" officeooo:paragraph-rsid="0014ac16"/>
    </style:style>
    <style:style style:name="P10" style:family="paragraph" style:parent-style-name="Text_20_body">
      <style:text-properties officeooo:paragraph-rsid="0014ff0e"/>
    </style:style>
    <style:style style:name="P11" style:family="paragraph" style:parent-style-name="Text_20_body">
      <style:text-properties officeooo:paragraph-rsid="0019ac4a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09f3c0"/>
    </style:style>
    <style:style style:name="T4" style:family="text">
      <style:text-properties officeooo:rsid="000d75e3"/>
    </style:style>
    <style:style style:name="T5" style:family="text">
      <style:text-properties officeooo:rsid="00119395"/>
    </style:style>
    <style:style style:name="T6" style:family="text">
      <style:text-properties officeooo:rsid="0014ff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text:line-break/></text:p>
      <table:table table:name="Table2" table:style-name="Table2">
        <table:table-column table:style-name="Table2.A"/>
        <table:table-row table:style-name="TableLine94697087473488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69708757432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697087575424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697087659456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69708766004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6067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69708766132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6970876619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62688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69708766331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6970876639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64640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6970876653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66080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697087666816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697087667552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697087668288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6970876695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70304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697087671040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69708767177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7251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697087673248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6970876739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697087674720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6970876754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2"><text:span text:style-name="T1">Le </text:span><text:span text:style-name="T1"><text:text-input text:description="&lt;formatLang(o.meeting_id.datewotime,date=True)&gt;">&lt;formatLang(o.meeting_id.date,date=True)&gt;</text:text-input></text:span></text:p>
      <table:table table:name="Table1" table:style-name="Table1">
        <table:table-column table:style-name="Table1.A"/>
        <table:table-row table:style-name="TableLine9469709011990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69708768588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69708768680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69708768739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69708768798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69708768852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Text_20_body">Blalblabla.<text:span text:style-name="T4">Blablabli</text:span></text:p>
      <text:p text:style-name="Text_20_body"><text:text-input text:description="&lt;if test=&quot;o.receiver_partner is True&quot;&gt;">&lt;if test="o.receiver_partner is True"&gt;</text:text-input><text:s/><text:text-input text:description="&lt;o.partner_id.title.name&gt;">&lt;o.partner_id.title.name&gt;</text:text-input>,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text:span text:style-name="T5">J</text:span>e fais suite à votre consultation de ce jour.<text:text-input text:description="&lt;/if&gt;">&lt;/if&gt;</text:text-input></text:p>
      <text:p text:style-name="Text_20_body"><text:soft-page-break/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3"><text:text-input text:description="&lt;o.meeting_id.chief_complaint&gt;">&lt;o.meeting_id.chief_complaint&gt;</text:text-input></text:p>
      <text:p text:style-name="P1"><text:text-input text:description="&lt;for each='line in o.meeting_id.refraction_ids'&gt;">&lt;for each='line in o.meeting_id.refraction_ids'&gt;</text:text-input></text:p>
      <text:p text:style-name="P1"><text:text-input text:description="&lt;if test=&quot;line.va_type=='BCVA'&quot;&gt;">&lt;if test="line.va_ty='BCVA'"&gt;</text:text-input></text:p>
      <text:p text:style-name="P1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1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3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3"><text:text-input text:description="&lt;/if&gt;">&lt;/if&gt;</text:text-input></text:p>
      <text:p text:style-name="P1"><text:text-input text:description="&lt;/for&gt;">endfor</text:text-input></text:p>
      <text:p text:style-name="P1">L'examen à la lampe à fente montre :</text:p>
      <text:p text:style-name="P1"><text:text-input text:description="&lt;for each='line in o.meeting_id.sle_ids'&gt;">&lt;for each='line in o.meeting_id.refraction_ids'&gt;</text:text-input></text:p>
      <text:p text:style-name="P7"><text:text-input text:description="&lt;choose&gt;">&lt;choose&gt;</text:text-input></text:p>
      <text:p text:style-name="P7"><text:text-input text:description=""/><text:text-input text:description="&lt;when test=&quot;line.as_od == line.as_os&quot;&gt;">&lt;when test="line.as_od == line.as_os"&gt;</text:text-input></text:p>
      <text:p text:style-name="P7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: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 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10"><text:text-input text:description="&lt;if test=&quot;o.DR == True&quot;&gt;">if DR info</text:text-input><text:span text:style-name="T6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text-input text:description="&lt;if test=&quot;o.DMLA == True&quot;&gt;">if DMLA info</text:text-input>Indication <text:s/>à une autosurveillance œil par œil avec la correction à la recherche d’une majoration de la déformations des lignes droites et / ou d’une tache dans le champ visuel central. Et consultation rapide en cas de signe fonctionnel ophtalmologique.<text:span text:style-name="T1"><text:text-input text:description="&lt;/if&gt;">&lt;/if&gt;</text:text-input></text:span></text:p>
      <text:p text:style-name="Text_20_body"><text:text-input text:description="&lt;if test=&quot;o.receiver_partner is True&quot;&gt;">&lt;if test="o.receiver_partner is True"&gt;</text:text-input>Je reste à votre disposition pour de plus amples renseignements.<text:line-break/>Veuillez agréer, <text:text-input text:description="&lt;o.partner_id.title.name&gt;">&lt;o.partner_id.title.name&gt;</text:text-input>, l'expression de mes meilleurs sentiments.</text:p>
      <text:p text:style-name="P1"><text:soft-page-break/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1">Bien confraternellement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697087677792"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97087885296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97087887648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97087889024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5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697087894528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5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697087899872"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697087902176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1"><text:line-break/><text:line-break/><text:text-input text:description="&lt;/if&gt;">&lt;/if&gt;</text:text-input> <text:text-input text:description="&lt;user.signature&gt;">&lt;user.signature&gt;</text:text-input><text:s/><text:text-input text:description="&lt;if test=&quot;o.dictate_wpatient is True&quot;&gt;">&lt;if test="o.dictate_wpatient is True"&gt;</text:text-input><text:s/>Dicté en la présence du patient <text:text-input text:description="&lt;/if&gt;">endif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3-05T04:53:03.394851889</dc:date>
    <meta:editing-duration>P1DT2H55M27S</meta:editing-duration>
    <meta:editing-cycles>202</meta:editing-cycles>
    <meta:document-statistic meta:table-count="3" meta:image-count="0" meta:object-count="0" meta:page-count="3" meta:paragraph-count="114" meta:word-count="897" meta:character-count="4595" meta:non-whitespace-character-count="4242"/>
  </office:meta>
</office:document-meta>
</file>